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2022" officeooo:paragraph-rsid="000b2022"/>
    </style:style>
    <style:style style:name="P2" style:family="paragraph" style:parent-style-name="Standard" style:list-style-name="L1">
      <style:text-properties officeooo:rsid="000b2022" officeooo:paragraph-rsid="000b2022"/>
    </style:style>
    <style:style style:name="P3" style:family="paragraph" style:parent-style-name="Standard">
      <style:text-properties fo:font-weight="bold" officeooo:rsid="000b2022" officeooo:paragraph-rsid="000b2022" style:font-weight-asian="bold" style:font-weight-complex="bold"/>
    </style:style>
    <style:style style:name="P4" style:family="paragraph" style:parent-style-name="Standard">
      <style:text-properties fo:font-size="20pt" fo:font-weight="bold" officeooo:rsid="000b2022" officeooo:paragraph-rsid="000b2022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0ce7c5" officeooo:paragraph-rsid="000e60b1"/>
    </style:style>
    <style:style style:name="P6" style:family="paragraph" style:parent-style-name="Standard">
      <style:text-properties officeooo:rsid="000f551f" officeooo:paragraph-rsid="000f55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0b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60b1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tystyka</text:p>
      <text:p text:style-name="P3"/>
      <text:p text:style-name="P1"><text:span text:style-name="T1">Defenicja </text:span>– nauka, której przedmiotem zainteresowania są metody pozyskiwania i prezentacji, a przede wszystkim analizy danych opisujących zjawiska, w tym masowe. </text:p>
      <text:p text:style-name="P3"/>
      <text:p text:style-name="P3">Funkcje statystyki:</text:p>
      <text:list text:style-name="L1">
        <text:list-item>
          <text:p text:style-name="P2">Informacyjna </text:p>
        </text:list-item>
        <text:list-item>
          <text:p text:style-name="P2">Analityczna</text:p>
        </text:list-item>
        <text:list-item>
          <text:p text:style-name="P2">Prognostyczna</text:p>
          <text:p text:style-name="P2"/>
        </text:list-item>
      </text:list>
      <text:p text:style-name="P5"><text:span text:style-name="T1">Zbiorowość statystyczna </text:span>– zbór dowolnych elementów podobnych, ale nie identycznych/ Może być <text:span text:style-name="T1">generalną</text:span><text:span text:style-name="T3"> (wszyskie elementy) i </text:span><text:span text:style-name="T1">probną </text:span><text:span text:style-name="T3">(wybrane elementy)</text:span><text:span text:style-name="T1">.</text:span><text:span text:style-name="T2"> </text:span><text:span text:style-name="T4">Elementem z</text:span><text:span text:style-name="T3">biorowoś</text:span><text:span text:style-name="T4">ci</text:span><text:span text:style-name="T3"> statystyczn</text:span><text:span text:style-name="T4">ej jest </text:span><text:span text:style-name="T2">jednostka </text:span><text:span text:style-name="T1">statystyczna.</text:span></text:p>
      <text:p text:style-name="P5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3:29:20.105445168</meta:creation-date>
    <dc:date>2023-10-09T14:45:31.739282712</dc:date>
    <meta:editing-duration>PT1H16M10S</meta:editing-duration>
    <meta:editing-cycles>4</meta:editing-cycles>
    <meta:generator>LibreOffice/7.5.7.1$Linux_X86_64 LibreOffice_project/50$Build-1</meta:generator>
    <meta:document-statistic meta:table-count="0" meta:image-count="0" meta:object-count="0" meta:page-count="1" meta:paragraph-count="8" meta:word-count="54" meta:character-count="448" meta:non-whitespace-character-count="401"/>
  </office:meta>
</office:document-meta>
</file>